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Segoe UI" style:font-name-asian="Segoe UI" style:font-name-complex="Segoe UI" fo:font-size="8pt" style:font-size-asian="8pt" style:font-size-complex="8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Currency" style:data-style-name="N34">
      <style:text-properties fo:color="#000000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9"/>
    <style:style style:name="co1" style:family="table-column">
      <style:table-column-properties fo:break-before="auto" style:column-width="6.19125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4.73604166666667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7">
            <text:p>Part Name</text:p>
          </table:table-cell>
          <table:table-cell office:value-type="string" table:style-name="ce7">
            <text:p>Quantity Req'd</text:p>
          </table:table-cell>
          <table:table-cell office:value-type="string" table:style-name="ce7">
            <text:p>Supplier<text:s/></text:p>
          </table:table-cell>
          <table:table-cell office:value-type="string" table:style-name="ce7">
            <text:p>Part Number</text:p>
          </table:table-cell>
          <table:table-cell office:value-type="string" table:style-name="ce7">
            <text:p>Unit Cost</text:p>
          </table:table-cell>
          <table:table-cell office:value-type="string" table:style-name="ce7">
            <text:p>Total Cost</text:p>
          </table:table-cell>
          <table:table-cell table:style-name="ce1"/>
          <table:table-cell office:value-type="string" table:style-name="ce7">
            <text:p>Compiled:</text:p>
          </table:table-cell>
          <table:table-cell office:value-type="date" office:date-value="2015-03-04T00:00:00" table:style-name="ce9">
            <text:p>3/4/20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LC5926 LED Driver - TSSOP Package</text:p>
          </table:table-cell>
          <table:table-cell office:value-type="float" office:value="36" table:style-name="ce3">
            <text:p>36</text:p>
          </table:table-cell>
          <table:table-cell office:value-type="string" table:style-name="ce1">
            <text:p>Digi-Key</text:p>
          </table:table-cell>
          <table:table-cell office:value-type="string" table:style-name="ce4">
            <text:p>296-24761-1-ND</text:p>
          </table:table-cell>
          <table:table-cell office:value-type="currency" office:value="1.39" table:style-name="ce5">
            <text:p><text:s/>$1.39<text:s/></text:p>
          </table:table-cell>
          <table:table-cell office:value-type="currency" office:value="50.04" table:formula="of:=[.B2]*[.E2]" table:style-name="ce5">
            <text:p><text:s/>$50.0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.2kΩ Resistors (1%)</text:p>
          </table:table-cell>
          <table:table-cell office:value-type="float" office:value="36" table:style-name="ce3">
            <text:p>36</text:p>
          </table:table-cell>
          <table:table-cell office:value-type="string" table:style-name="ce1">
            <text:p>Digi-Key</text:p>
          </table:table-cell>
          <table:table-cell office:value-type="string" table:style-name="ce4">
            <text:p>A105957CT-ND </text:p>
          </table:table-cell>
          <table:table-cell office:value-type="currency" office:value="0.13" table:style-name="ce5">
            <text:p><text:s/>$0.13<text:s/></text:p>
          </table:table-cell>
          <table:table-cell office:value-type="currency" office:value="4.68" table:formula="of:=[.B3]*[.E3]" table:style-name="ce5">
            <text:p><text:s/>$4.68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hite Light, Thru-Hole LEDs</text:p>
          </table:table-cell>
          <table:table-cell office:value-type="float" office:value="508" table:style-name="ce3">
            <text:p>508</text:p>
          </table:table-cell>
          <table:table-cell office:value-type="string" table:style-name="ce1">
            <text:p>Mouser</text:p>
          </table:table-cell>
          <table:table-cell office:value-type="string" table:style-name="ce4">
            <text:p>593-VAOL-3MWY4</text:p>
          </table:table-cell>
          <table:table-cell office:value-type="currency" office:value="0.32" table:style-name="ce5">
            <text:p><text:s/>$0.32<text:s/></text:p>
          </table:table-cell>
          <table:table-cell office:value-type="currency" office:value="162.56" table:formula="of:=[.B4]*[.E4]" table:style-name="ce5">
            <text:p><text:s/>$162.5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Linear, 3A, 5V Regulator</text:p>
          </table:table-cell>
          <table:table-cell office:value-type="float" office:value="8" table:style-name="ce3">
            <text:p>8</text:p>
          </table:table-cell>
          <table:table-cell office:value-type="string" table:style-name="ce1">
            <text:p>Digi-Key</text:p>
          </table:table-cell>
          <table:table-cell office:value-type="string" table:style-name="ce4">
            <text:p>LM1085IT-5.0/NOPB-ND</text:p>
          </table:table-cell>
          <table:table-cell office:value-type="currency" office:value="5.58" table:style-name="ce5">
            <text:p><text:s/>$5.58<text:s/></text:p>
          </table:table-cell>
          <table:table-cell office:value-type="currency" office:value="44.64" table:formula="of:=[.B5]*[.E5]" table:style-name="ce5">
            <text:p><text:s/>$44.6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0.1uF Capacitor, Ceramix</text:p>
          </table:table-cell>
          <table:table-cell office:value-type="float" office:value="12" table:style-name="ce3">
            <text:p>12</text:p>
          </table:table-cell>
          <table:table-cell office:value-type="string" table:style-name="ce1">
            <text:p>Digi-Key</text:p>
          </table:table-cell>
          <table:table-cell office:value-type="string" table:style-name="ce4">
            <text:p>399-1097-1-ND</text:p>
          </table:table-cell>
          <table:table-cell office:value-type="currency" office:value="7.0000000000000007E-2" table:style-name="ce5">
            <text:p><text:s/>$0.07<text:s/></text:p>
          </table:table-cell>
          <table:table-cell office:value-type="currency" office:value="0.84000000000000008" table:formula="of:=[.B6]*[.E6]" table:style-name="ce5">
            <text:p><text:s/>$0.84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eat Shrink Tubing, 0.5mm ID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Digi-key</text:p>
          </table:table-cell>
          <table:table-cell office:value-type="string" table:style-name="ce4">
            <text:p>Q2-F3X-1/16-01-MS100FT</text:p>
          </table:table-cell>
          <table:table-cell office:value-type="currency" office:value="4.62" table:style-name="ce5">
            <text:p><text:s/>$4.62<text:s/></text:p>
          </table:table-cell>
          <table:table-cell office:value-type="currency" office:value="4.62" table:formula="of:=[.B7]*[.E7]" table:style-name="ce5">
            <text:p><text:s/>$4.6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Kycon Power Connector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Mouser</text:p>
          </table:table-cell>
          <table:table-cell office:value-type="string" table:style-name="ce4">
            <text:p>806-KPJX-4S-S</text:p>
          </table:table-cell>
          <table:table-cell office:value-type="currency" office:value="3.99" table:style-name="ce5">
            <text:p><text:s/>$3.99<text:s/></text:p>
          </table:table-cell>
          <table:table-cell office:value-type="currency" office:value="3.99" table:formula="of:=[.B8]*[.E8]" table:style-name="ce5">
            <text:p><text:s/>$3.99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12A, 12V Power supply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Digi-Key</text:p>
          </table:table-cell>
          <table:table-cell office:value-type="string" table:style-name="ce4">
            <text:p>285-1914-ND</text:p>
          </table:table-cell>
          <table:table-cell office:value-type="currency" office:value="85.45" table:style-name="ce5">
            <text:p><text:s/>$85.45<text:s/></text:p>
          </table:table-cell>
          <table:table-cell office:value-type="currency" office:value="85.45" table:formula="of:=[.B9]*[.E9]" table:style-name="ce5">
            <text:p><text:s/>$85.4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rduino Micro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Digi-Key</text:p>
          </table:table-cell>
          <table:table-cell office:value-type="string" table:style-name="ce4">
            <text:p>1050-1066-ND</text:p>
          </table:table-cell>
          <table:table-cell office:value-type="currency" office:value="24.96" table:style-name="ce5">
            <text:p><text:s/>$24.96<text:s/></text:p>
          </table:table-cell>
          <table:table-cell office:value-type="currency" office:value="24.96" table:formula="of:=[.B10]*[.E10]" table:style-name="ce5">
            <text:p><text:s/>$24.96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luetooth Mate Silver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Sparkfun</text:p>
          </table:table-cell>
          <table:table-cell office:value-type="string" table:style-name="ce4">
            <text:p>WRL-1257</text:p>
          </table:table-cell>
          <table:table-cell office:value-type="currency" office:value="24.95" table:style-name="ce5">
            <text:p><text:s/>$24.95<text:s/></text:p>
          </table:table-cell>
          <table:table-cell office:value-type="currency" office:value="24.95" table:formula="of:=[.B11]*[.E11]" table:style-name="ce5">
            <text:p><text:s/>$24.95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emale 20 Pos. Recepticl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Digi-Key</text:p>
          </table:table-cell>
          <table:table-cell office:value-type="string" table:style-name="ce2">
            <text:p>WM2492-ND</text:p>
          </table:table-cell>
          <table:table-cell office:value-type="currency" office:value="0.9" table:style-name="ce5">
            <text:p><text:s/>$0.90<text:s/></text:p>
          </table:table-cell>
          <table:table-cell office:value-type="currency" office:value="0.9" table:formula="of:=[.B12]*[.E12]" table:style-name="ce5">
            <text:p><text:s/>$0.9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emale 20 Pos. Connectors.</text:p>
          </table:table-cell>
          <table:table-cell office:value-type="float" office:value="40" table:style-name="ce3">
            <text:p>40</text:p>
          </table:table-cell>
          <table:table-cell office:value-type="string" table:style-name="ce1">
            <text:p>Digi-Key</text:p>
          </table:table-cell>
          <table:table-cell office:value-type="string" table:style-name="ce2">
            <text:p>WM1837-ND</text:p>
          </table:table-cell>
          <table:table-cell office:value-type="currency" office:value="0.11" table:style-name="ce5">
            <text:p><text:s/>$0.11<text:s/></text:p>
          </table:table-cell>
          <table:table-cell office:value-type="currency" office:value="4.4000000000000004" table:formula="of:=[.B13]*[.E13]" table:style-name="ce5">
            <text:p><text:s/>$4.4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ale 20 Pos. Plug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Digi-Key</text:p>
          </table:table-cell>
          <table:table-cell office:value-type="string" table:style-name="ce2">
            <text:p>WM4732-ND</text:p>
          </table:table-cell>
          <table:table-cell office:value-type="currency" office:value="4.6399999999999997" table:style-name="ce5">
            <text:p><text:s/>$4.64<text:s/></text:p>
          </table:table-cell>
          <table:table-cell office:value-type="currency" office:value="4.6399999999999997" table:formula="of:=[.B14]*[.E14]" table:style-name="ce5">
            <text:p><text:s/>$4.64<text:s/></text:p>
          </table:table-cell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">
            <text:p>SM1 Locking Ring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ThorLabs</text:p>
          </table:table-cell>
          <table:table-cell office:value-type="string" table:style-name="ce4">
            <text:p>SM1NT</text:p>
          </table:table-cell>
          <table:table-cell office:value-type="currency" office:value="6.5" table:style-name="ce5">
            <text:p><text:s/>$6.50<text:s/></text:p>
          </table:table-cell>
          <table:table-cell office:value-type="currency" office:value="6.5" table:formula="of:=[.B16]*[.E16]" table:style-name="ce5">
            <text:p><text:s/>$6.50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-40x3/8 Socket Head Cap Screw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McMaster-Carr</text:p>
          </table:table-cell>
          <table:table-cell office:value-type="string" table:style-name="ce4">
            <text:p>92185A108</text:p>
          </table:table-cell>
          <table:table-cell office:value-type="currency" office:value="6.74" table:style-name="ce5">
            <text:p><text:s/>$6.74<text:s/></text:p>
          </table:table-cell>
          <table:table-cell office:value-type="currency" office:value="13.48" table:formula="of:=[.B17]*[.E17]" table:style-name="ce5">
            <text:p><text:s/>$13.4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-40x5/16 Button Head Cap Screw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McMaster-Carr</text:p>
          </table:table-cell>
          <table:table-cell office:value-type="string" table:style-name="ce4">
            <text:p>98164A430</text:p>
          </table:table-cell>
          <table:table-cell office:value-type="currency" office:value="2.87" table:style-name="ce5">
            <text:p><text:s/>$2.87<text:s/></text:p>
          </table:table-cell>
          <table:table-cell office:value-type="currency" office:value="2.87" table:formula="of:=[.B18]*[.E18]" table:style-name="ce5">
            <text:p><text:s/>$2.8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aded Inserts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McMaster-Carr</text:p>
          </table:table-cell>
          <table:table-cell office:value-type="string" table:style-name="ce4">
            <text:p>92394A112</text:p>
          </table:table-cell>
          <table:table-cell office:value-type="currency" office:value="8.93" table:style-name="ce5">
            <text:p><text:s/>$8.93<text:s/></text:p>
          </table:table-cell>
          <table:table-cell office:value-type="currency" office:value="17.86" table:formula="of:=[.B19]*[.E19]" table:style-name="ce5">
            <text:p><text:s/>$17.86<text:s/></text:p>
          </table:table-cell>
          <table:table-cell table:number-columns-repeated="16378"/>
        </table:table-row>
        <table:table-row table:number-rows-repeated="2" table:style-name="ro1">
          <table:table-cell table:number-columns-repeated="5" table:style-name="ce1"/>
          <table:table-cell table:style-name="ce5"/>
          <table:table-cell table:number-columns-repeated="16378"/>
        </table:table-row>
        <table:table-row table:style-name="ro1">
          <table:table-cell office:value-type="string" table:style-name="ce7">
            <text:p>Custom Parts</text:p>
          </table:table-cell>
          <table:table-cell office:value-type="string" table:number-columns-spanned="3" table:number-rows-spanned="1" table:style-name="ce8">
            <text:p>Your prices may vary for these parts:</text:p>
          </table:table-cell>
          <table:covered-table-cell table:number-columns-repeated="2"/>
          <table:table-cell table:number-columns-repeated="2" table:style-name="ce5"/>
          <table:table-cell table:number-columns-repeated="16378"/>
        </table:table-row>
        <table:table-row table:style-name="ro1">
          <table:table-cell office:value-type="string" table:style-name="ce1">
            <text:p>"Slice" PCB (LED Controller PCB)</text:p>
          </table:table-cell>
          <table:table-cell office:value-type="float" office:value="9" table:style-name="ce3">
            <text:p>9</text:p>
          </table:table-cell>
          <table:table-cell office:value-type="string" table:style-name="ce1">
            <text:p>Avanti Circuits, Inc.</text:p>
          </table:table-cell>
          <table:table-cell office:value-type="string" table:style-name="ce1">
            <text:p>-</text:p>
          </table:table-cell>
          <table:table-cell office:value-type="currency" office:value="39" table:style-name="ce5">
            <text:p><text:s/>$39.00<text:s/></text:p>
          </table:table-cell>
          <table:table-cell office:value-type="currency" office:value="351" table:formula="of:=[.B23]*[.E23]" table:style-name="ce5">
            <text:p><text:s/>$351.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wer Controller Board PCB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Avanti Circuits, Inc.</text:p>
          </table:table-cell>
          <table:table-cell office:value-type="string" table:style-name="ce1">
            <text:p>-</text:p>
          </table:table-cell>
          <table:table-cell office:value-type="currency" office:value="112" table:style-name="ce5">
            <text:p><text:s/>$112.00<text:s/></text:p>
          </table:table-cell>
          <table:table-cell office:value-type="currency" office:value="112" table:formula="of:=[.B24]*[.E24]" table:style-name="ce5">
            <text:p><text:s/>$112.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D Printed Dome, SOMOS 8420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InterPRO Models</text:p>
          </table:table-cell>
          <table:table-cell office:value-type="string" table:style-name="ce1">
            <text:p>-</text:p>
          </table:table-cell>
          <table:table-cell office:value-type="currency" office:value="205" table:style-name="ce5">
            <text:p><text:s/>$205.00<text:s/></text:p>
          </table:table-cell>
          <table:table-cell office:value-type="currency" office:value="205" table:formula="of:=[.B25]*[.E25]" table:style-name="ce5">
            <text:p><text:s/>$205.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D Printed Stage/Bas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(In House 3D Printer)</text:p>
          </table:table-cell>
          <table:table-cell office:value-type="string" table:style-name="ce1">
            <text:p>-</text:p>
          </table:table-cell>
          <table:table-cell office:value-type="currency" office:value="30" table:style-name="ce5">
            <text:p><text:s/>$30.00<text:s/></text:p>
          </table:table-cell>
          <table:table-cell office:value-type="currency" office:value="30" table:formula="of:=[.B26]*[.E26]" table:style-name="ce5">
            <text:p><text:s/>$30.00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D Printed Board Holders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(In House 3D Printer)</text:p>
          </table:table-cell>
          <table:table-cell office:value-type="string" table:style-name="ce1">
            <text:p>-</text:p>
          </table:table-cell>
          <table:table-cell office:value-type="currency" office:value="10" table:style-name="ce5">
            <text:p><text:s/>$10.00<text:s/></text:p>
          </table:table-cell>
          <table:table-cell office:value-type="currency" office:value="20" table:formula="of:=[.B27]*[.E27]" table:style-name="ce5">
            <text:p><text:s/>$20.00<text:s/>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t included:</text:p>
          </table:table-cell>
          <table:table-cell table:number-columns-repeated="3" table:style-name="ce1"/>
          <table:table-cell office:value-type="string" table:style-name="ce1">
            <text:p>GRAND TOTAL:</text:p>
          </table:table-cell>
          <table:table-cell office:value-type="currency" office:value="1175.3799999999999" table:formula="of:=SUM([.F2:.F27])" table:style-name="ce5">
            <text:p><text:s/>$1,175.38<text:s/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Wires</text:p>
          </table:table-cell>
          <table:table-cell office:value-type="string" table:number-columns-spanned="2" table:number-rows-spanned="3" table:style-name="ce6">
            <text:p>Note - These are absolute quantities, we highly recommend ordering 110-150% of the stated quantities to account for losses during assembly.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older</text:p>
          </table:table-cell>
          <table:covered-table-cell/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older Braid</text:p>
          </table:table-cell>
          <table:covered-table-cell/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All Tools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currency-style style:name="N34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Currency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Zack Phillips</meta:initial-creator>
    <dc:creator>Zack Phillips</dc:creator>
    <meta:creation-date>2015-02-24T02:19:51Z</meta:creation-date>
    <dc:date>2015-03-04T08:25:17Z</dc:date>
  </office:meta>
</office:document-meta>
</file>